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Export XML Data File Format</text:p>
      <text:p text:style-name="Text_20_body">User defined snippets can be exported from the program for importing into another program or for submitting to the online database. Exported data is stored in a single XML file.</text:p>
      <text:p text:style-name="Text_20_body">There have been four different file formats to date.</text:p>
      <text:p text:style-name="Text_20_body">Each XML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export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B46969D4-D367-4F5F-833E-F165FBA78631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prog-version&gt;</text:p>
          </table:table-cell>
          <table:table-cell table:style-name="Table1.A1" office:value-type="string">
            <text:p text:style-name="Text_20_body">Version of program that generated the file, as a dotted quad with format N.N.N.N where N is a non-negative integer.</text:p>
          </table:table-cell>
        </table:table-row>
        <table:table-row>
          <table:table-cell table:style-name="Table1.A1" office:value-type="string">
            <text:p text:style-name="File_20_Content"><text:s text:c="2"/>&lt;user-info&gt;</text:p>
          </table:table-cell>
          <table:table-cell table:style-name="Table1.A1" office:value-type="string">
            <text:p text:style-name="Text_20_body">Contains information about user who created the file (omitted for normal exports – included for submissions to the online database).</text:p>
          </table:table-cell>
        </table:table-row>
        <table:table-row>
          <table:table-cell table:style-name="Table1.A1" office:value-type="string">
            <text:p text:style-name="File_20_Content"><text:s text:c="4"/>&lt;name&gt;</text:p>
          </table:table-cell>
          <table:table-cell table:style-name="Table1.A1" office:value-type="string">
            <text:p text:style-name="Text_20_body">User name.</text:p>
          </table:table-cell>
        </table:table-row>
        <table:table-row>
          <table:table-cell table:style-name="Table1.A1" office:value-type="string">
            <text:p text:style-name="File_20_Content"><text:s text:c="4"/>&lt;email&gt;</text:p>
          </table:table-cell>
          <table:table-cell table:style-name="Table1.A1" office:value-type="string">
            <text:p text:style-name="Text_20_body">User's email address.</text:p>
          </table:table-cell>
        </table:table-row>
        <table:table-row>
          <table:table-cell table:style-name="Table1.A1" office:value-type="string">
            <text:p text:style-name="File_20_Content"><text:s text:c="4"/>&lt;comments&gt;</text:p>
          </table:table-cell>
          <table:table-cell table:style-name="Table1.A1" office:value-type="string">
            <text:p text:style-name="Text_20_body">Any comments provided by user.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export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n exported snippet. One per snippet. Attributes are:</text:p>
            <text:p text:style-name="P1">name<text:span text:style-name="T2">: name of snippet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-text&gt;</text:p>
          </table:table-cell>
          <table:table-cell table:style-name="Table1.A1" office:value-type="string">
            <text:p text:style-name="Text_20_body">Snippet source code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pan text:style-name="Source_20_Text">&lt;credits&gt;</text:span> requires a hyperlink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<text:soft-page-break/>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, “d2010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1 Feb 10</text:modification-date> <text:modification-time style:data-style-name="N40">18:40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0-02-21T18:40:00.24</dc:date>
    <dc:creator>Peter Johnson</dc:creator>
    <meta:editing-duration>PT09H48M33S</meta:editing-duration>
    <meta:editing-cycles>37</meta:editing-cycles>
    <meta:generator>OpenOffice.org/3.0$Win32 OpenOffice.org_project/300m15$Build-9379</meta:generator>
    <meta:document-statistic meta:table-count="1" meta:image-count="0" meta:object-count="0" meta:page-count="2" meta:paragraph-count="56" meta:word-count="468" meta:character-count="2888"/>
    <meta:user-defined meta:name="Info 1"/>
    <meta:user-defined meta:name="Info 2"/>
    <meta:user-defined meta:name="Info 3"/>
    <meta:user-defined meta:name="Info 4"/>
  </office:meta>
</office:document-meta>
</file>